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6400000278EEC4A97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3752in" svg:height="6.5835in" draw:z-index="0"><draw:image xlink:href="Pictures/100000000000026400000278EEC4A97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5:49:51.961276865</meta:creation-date>
    <dc:date>2014-09-25T15:50:40.566773938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2.6.3$Linux_X86_64 LibreOffice_project/420m0$Build-3</meta:generator>
  </office:meta>
</office:document-meta>
</file>